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26pt" fo:text-shadow="none" style:font-name-asian="Segoe UI" style:font-size-asian="26pt" style:font-name-complex="Segoe UI" style:font-size-complex="26pt"/>
    </style:style>
    <style:style style:name="T6" style:family="text">
      <style:text-properties fo:color="#000000" style:font-name="Segoe UI1" fo:font-size="16pt" fo:text-shadow="none" style:font-name-asian="Segoe UI" style:font-size-asian="16pt" style:font-name-complex="Segoe UI" style:font-size-complex="16pt"/>
    </style:style>
    <style:style style:name="T7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615cm" svg:y="0.831cm">
          <draw:text-box>
            <text:p text:style-name="P1"><text:span text:style-name="T1">Hymn #710</text:span></text:p>
            <text:p text:style-name="P1"><text:span text:style-name="T2">“</text:span><text:span text:style-name="T2">The Lord's My Shepherd, I'll Not Wan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7.011cm" svg:x="1.524cm" svg:y="0.712cm">
          <draw:text-box>
            <text:p text:style-name="P1"><text:span text:style-name="T3">1.</text:span><text:span text:style-name="T4"><text:tab/></text:span><text:span text:style-name="T4">The Lord’s my shepherd, I’ll not want;</text:span><text:span text:style-name="T4"><text:line-break/></text:span><text:span text:style-name="T4">He makes me down to lie</text:span><text:span text:style-name="T4"><text:line-break/></text:span><text:span text:style-name="T4">In pastures green; He leadeth me</text:span><text:span text:style-name="T4"><text:line-break/></text:span><text:span text:style-name="T4">The quiet waters b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4.638cm" svg:height="7.011cm" svg:x="1.615cm" svg:y="0.746cm">
          <draw:text-box>
            <text:p text:style-name="P1"><text:span text:style-name="T3">2. </text:span><text:span text:style-name="T4">My soul He doth restore again</text:span><text:span text:style-name="T4"><text:line-break/></text:span><text:span text:style-name="T4">And me to walk doth make</text:span><text:span text:style-name="T4"><text:line-break/></text:span><text:span text:style-name="T4">Within the paths of righteousness,</text:span><text:span text:style-name="T4"><text:line-break/></text:span><text:span text:style-name="T4">E’en for His own name’s sa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4.892cm" svg:height="7.011cm" svg:x="1.546cm" svg:y="0.758cm">
          <draw:text-box>
            <text:p text:style-name="P1"><text:span text:style-name="T3">3.</text:span><text:span text:style-name="T4"> Yea, though I walk in death’s dark vale,</text:span><text:span text:style-name="T4"><text:line-break/></text:span><text:span text:style-name="T4">Yet will I fear no ill;</text:span><text:span text:style-name="T4"><text:line-break/></text:span><text:span text:style-name="T4">For Thou art with me, and Thy rod</text:span><text:span text:style-name="T4"><text:line-break/></text:span><text:span text:style-name="T4">And staff me comfort st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6" draw:layer="layout" svg:width="24.892cm" svg:height="7.011cm" svg:x="1.615cm" svg:y="0.898cm">
          <draw:text-box>
            <text:p text:style-name="P1"><text:span text:style-name="T3">4. </text:span><text:span text:style-name="T4">My table Thou hast furnishèd</text:span><text:span text:style-name="T4"><text:line-break/></text:span><text:span text:style-name="T4">In presence of my foes;</text:span><text:span text:style-name="T4"><text:line-break/></text:span><text:span text:style-name="T4">My head Thou dost with oil anoint,</text:span><text:span text:style-name="T4"><text:line-break/></text:span><text:span text:style-name="T4">And my cup over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9" draw:layer="layout" svg:width="24.479cm" svg:height="11.176cm" svg:x="1.706cm" svg:y="0.811cm">
          <draw:text-box>
            <text:p text:style-name="P1"><text:span text:style-name="T3">5. </text:span><text:span text:style-name="T4">Goodness and mercy all my life</text:span><text:span text:style-name="T4"><text:line-break/></text:span><text:span text:style-name="T4">Shall surely follow me;</text:span><text:span text:style-name="T4"><text:line-break/></text:span><text:span text:style-name="T4">And in God’s house forevermore</text:span><text:span text:style-name="T4"><text:line-break/></text:span><text:span text:style-name="T4">My dwelling place shall be.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1:28:01.244000000</meta:creation-date>
    <dc:title>Hymn template</dc:title>
    <meta:editing-duration>PT4M11S</meta:editing-duration>
    <meta:editing-cycles>10</meta:editing-cycles>
    <meta:generator>LibreOffice/6.0.1.1$Windows_X86_64 LibreOffice_project/60bfb1526849283ce2491346ed2aa51c465abfe6</meta:generator>
    <meta:initial-creator>Arthur Hoch</meta:initial-creator>
    <dc:date>2018-04-19T10:17:37.90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4-22T21:28:00.916000000"/>
  </office:meta>
</office:document-meta>
</file>